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Lucas Orsi</text:p>
      <text:p text:style-name="Standard">20:02</text:p>
      <text:p text:style-name="Standard">DEFINES+=TICK_OVER_RTOS</text:p>
      <text:p text:style-name="Standard">Eso?</text:p>
      <text:p text:style-name="Standard">Cursos CAPSE</text:p>
      <text:p text:style-name="Standard">20:02</text:p>
      <text:p text:style-name="Standard">USE_SAPI=n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8T20:03:04.829898890</meta:creation-date>
    <dc:date>2022-07-08T22:49:16.675613026</dc:date>
    <meta:editing-duration>PT2H36M1S</meta:editing-duration>
    <meta:editing-cycles>1</meta:editing-cycles>
    <meta:document-statistic meta:table-count="0" meta:image-count="0" meta:object-count="0" meta:page-count="1" meta:paragraph-count="7" meta:word-count="9" meta:character-count="69" meta:non-whitespace-character-count="67"/>
    <meta:generator>LibreOffice/7.3.4.2$Linux_X86_64 LibreOffice_project/30$Build-2</meta:generator>
  </office:meta>
</office:document-meta>
</file>